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c7e38" officeooo:paragraph-rsid="000c7e38"/>
    </style:style>
    <style:style style:name="P2" style:family="paragraph" style:parent-style-name="Standard">
      <style:text-properties style:font-name="Consolas" fo:font-weight="bold" officeooo:rsid="000c7e38" officeooo:paragraph-rsid="000c7e38" style:font-weight-asian="bold" style:font-weight-complex="bold"/>
    </style:style>
    <style:style style:name="P3" style:family="paragraph" style:parent-style-name="Standard">
      <style:text-properties fo:color="#000000" loext:opacity="100%" style:font-name="Consolas1" fo:font-size="10.5pt" fo:font-weight="normal" officeooo:rsid="000c7e38" officeooo:paragraph-rsid="000c7e38" fo:background-color="transparent" style:font-weight-asian="bold" style:font-weight-complex="bold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7" style:family="paragraph" style:parent-style-name="Standard">
      <style:text-properties fo:color="#000000" loext:opacity="100%" style:font-name="Consolas" fo:font-weight="bold" officeooo:rsid="000c7e38" officeooo:paragraph-rsid="000c7e38" fo:background-color="transparent" style:font-weight-asian="bold" style:font-weight-complex="bold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officeooo:paragraph-rsid="000c7e38" fo:background-color="transparent"/>
    </style:style>
    <style:style style:name="P9" style:family="paragraph" style:parent-style-name="Standard">
      <style:paragraph-properties style:line-height-at-least="0.503cm"/>
      <style:text-properties fo:color="#000000" loext:opacity="100%" officeooo:paragraph-rsid="000c7e38" fo:background-color="transparen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0c7e38" fo:background-color="transparent"/>
    </style:style>
    <style:style style:name="T1" style:family="text">
      <style:text-properties style:font-name="Consolas1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4</text:p>
      <text:p text:style-name="P1"/>
      <text:p text:style-name="P2">===Torre.h===</text:p>
      <text:p text:style-name="P2"/>
      <text:p text:style-name="P3">#pragma once</text:p>
      <text:p text:style-name="P4">#include &lt;iostream&gt;</text:p>
      <text:p text:style-name="P5"/>
      <text:p text:style-name="P4">class Hanoi {</text:p>
      <text:p text:style-name="P6">    <text:span text:style-name="T1">public:</text:span></text:p>
      <text:p text:style-name="P6">    <text:span text:style-name="T1">void</text:span><text:span text:style-name="T1"> </text:span><text:span text:style-name="T1">moverDiscos</text:span><text:span text:style-name="T1">(</text:span><text:span text:style-name="T1">int</text:span><text:span text:style-name="T1"> </text:span><text:span text:style-name="T1">n</text:span><text:span text:style-name="T1">, </text:span><text:span text:style-name="T1">char</text:span><text:span text:style-name="T1"> </text:span><text:span text:style-name="T1">origen</text:span><text:span text:style-name="T1">, </text:span><text:span text:style-name="T1">char</text:span><text:span text:style-name="T1"> </text:span><text:span text:style-name="T1">destino</text:span><text:span text:style-name="T1">, </text:span><text:span text:style-name="T1">char</text:span><text:span text:style-name="T1"> </text:span><text:span text:style-name="T1">auxiliar</text:span><text:span text:style-name="T1">);</text:span></text:p>
      <text:p text:style-name="P4">};</text:p>
      <text:p text:style-name="P5"/>
      <text:p text:style-name="P4">#include "Torre.tpp"</text:p>
      <text:p text:style-name="P2"/>
      <text:p text:style-name="P2"/>
      <text:p text:style-name="P2">===Torre.tpp===</text:p>
      <text:p text:style-name="P2"/>
      <text:p text:style-name="P3">#include "Torre.h"</text:p>
      <text:p text:style-name="P4">#include &lt;iostream&gt;</text:p>
      <text:p text:style-name="P4">#include &lt;stdexcept&gt;</text:p>
      <text:p text:style-name="P5"/>
      <text:p text:style-name="P4">void Hanoi::moverDiscos(int n, char origen, char destino, char auxiliar)</text:p>
      <text:p text:style-name="P4">{</text:p>
      <text:p text:style-name="P6">    <text:span text:style-name="T1">if</text:span><text:span text:style-name="T1"> (n </text:span><text:span text:style-name="T1">&lt;=</text:span><text:span text:style-name="T1"> </text:span><text:span text:style-name="T1">0</text:span><text:span text:style-name="T1">)</text:span></text:p>
      <text:p text:style-name="P6">    <text:span text:style-name="T1">{</text:span></text:p>
      <text:p text:style-name="P6">        <text:span text:style-name="T1">throw</text:span><text:span text:style-name="T1"> </text:span><text:span text:style-name="T1">std</text:span><text:span text:style-name="T1">::</text:span><text:span text:style-name="T1">invalid_argument</text:span><text:span text:style-name="T1">(</text:span><text:span text:style-name="T1">"El número de discos debe ser mayor que cero."</text:span><text:span text:style-name="T1">);</text:span></text:p>
      <text:p text:style-name="P6">    <text:span text:style-name="T1">}</text:span></text:p>
      <text:p text:style-name="P6">    <text:span text:style-name="T1">else</text:span><text:span text:style-name="T1"> </text:span><text:span text:style-name="T1">if</text:span><text:span text:style-name="T1"> (n </text:span><text:span text:style-name="T1">==</text:span><text:span text:style-name="T1"> </text:span><text:span text:style-name="T1">1</text:span><text:span text:style-name="T1">)</text:span><text:span text:style-name="T1"> // Caso base: si solo hay un disco, se mueve directamente del origen al destino.</text:span></text:p>
      <text:p text:style-name="P6">    <text:span text:style-name="T1">{ </text:span></text:p>
      <text:p text:style-name="P6">        <text:span text:style-name="T1">std</text:span><text:span text:style-name="T1">::cout </text:span><text:span text:style-name="T1">&lt;&lt;</text:span><text:span text:style-name="T1"> </text:span><text:span text:style-name="T1">"Mover disco 1 de "</text:span><text:span text:style-name="T1"> </text:span><text:span text:style-name="T1">&lt;&lt;</text:span><text:span text:style-name="T1"> origen </text:span><text:span text:style-name="T1">&lt;&lt;</text:span><text:span text:style-name="T1"> </text:span><text:span text:style-name="T1">" a "</text:span><text:span text:style-name="T1"> </text:span><text:span text:style-name="T1">&lt;&lt;</text:span><text:span text:style-name="T1"> destino </text:span><text:span text:style-name="T1">&lt;&lt;</text:span><text:span text:style-name="T1"> </text:span><text:span text:style-name="T1">std</text:span><text:span text:style-name="T1">::endl;</text:span></text:p>
      <text:p text:style-name="P6">    <text:span text:style-name="T1">}</text:span></text:p>
      <text:p text:style-name="P6">    <text:span text:style-name="T1">else</text:span></text:p>
      <text:p text:style-name="P6">    <text:span text:style-name="T1">{</text:span></text:p>
      <text:p text:style-name="P6">        <text:span text:style-name="T1">//Hay 2 casos recursivos que debemos tomar en la torre de hanoi</text:span></text:p>
      <text:p text:style-name="P6">        <text:span text:style-name="T1">moverDiscos</text:span><text:span text:style-name="T1">(n </text:span><text:span text:style-name="T1">-</text:span><text:span text:style-name="T1"> </text:span><text:span text:style-name="T1">1</text:span><text:span text:style-name="T1">, origen, auxiliar, destino);</text:span><text:span text:style-name="T1"> //Mover n-1 discos del origen al auxiliar usando destino como apoyo</text:span></text:p>
      <text:p text:style-name="P6">        <text:span text:style-name="T1">std</text:span><text:span text:style-name="T1">::cout </text:span><text:span text:style-name="T1">&lt;&lt;</text:span><text:span text:style-name="T1"> </text:span><text:span text:style-name="T1">"Mover disco "</text:span><text:span text:style-name="T1"> </text:span><text:span text:style-name="T1">&lt;&lt;</text:span><text:span text:style-name="T1"> n </text:span><text:span text:style-name="T1">&lt;&lt;</text:span><text:span text:style-name="T1"> </text:span><text:span text:style-name="T1">" de "</text:span><text:span text:style-name="T1"> </text:span><text:span text:style-name="T1">&lt;&lt;</text:span><text:span text:style-name="T1"> origen </text:span><text:span text:style-name="T1">&lt;&lt;</text:span><text:span text:style-name="T1"> </text:span><text:span text:style-name="T1">" a "</text:span><text:span text:style-name="T1"> </text:span><text:span text:style-name="T1">&lt;&lt;</text:span><text:span text:style-name="T1"> destino </text:span><text:span text:style-name="T1">&lt;&lt;</text:span><text:span text:style-name="T1"> </text:span><text:span text:style-name="T1">std</text:span><text:span text:style-name="T1">::endl; </text:span></text:p>
      <text:p text:style-name="P6">        <text:span text:style-name="T1">moverDiscos</text:span><text:span text:style-name="T1">(n </text:span><text:span text:style-name="T1">-</text:span><text:span text:style-name="T1"> </text:span><text:span text:style-name="T1">1</text:span><text:span text:style-name="T1">, auxiliar, destino, origen);</text:span><text:span text:style-name="T1"> //Mover los n-1 discos del auxiliar al destino usando origen como apoyo</text:span></text:p>
      <text:p text:style-name="P6">    <text:span text:style-name="T1">}</text:span></text:p>
      <text:p text:style-name="P4">}</text:p>
      <text:p text:style-name="P5"/>
      <text:p text:style-name="P4">/* ¿CUÁNDO ESTO SERÍA INFINITO?</text:p>
      <text:p text:style-name="P6">       <text:span text:style-name="T1">La recursión se volvería infinita si  si se usa 'n' en lugar de 'n - 1'</text:span></text:p>
      <text:p text:style-name="P6">       <text:span text:style-name="T1">lo que provocaría un ciclo sin fin y un desbordamiento de pila.</text:span></text:p>
      <text:p text:style-name="P6">       <text:span text:style-name="T1">Tambien sería infinita si no se definene de forma correcta las 3 torres, por lo que también</text:span></text:p>
      <text:p text:style-name="P6">       <text:span text:style-name="T1">se generaría un desbordamiento.</text:span></text:p>
      <text:p text:style-name="P6">    <text:span text:style-name="T1">*/</text:span></text:p>
      <text:p text:style-name="P5"><text:soft-page-break/></text:p>
      <text:p text:style-name="P6">    <text:span text:style-name="T1">/* ¿POR QUÉ ES UNA SOLUCIÓN NATURAL?</text:span></text:p>
      <text:p text:style-name="P6">       <text:span text:style-name="T1">La Torre de Hanoi se define de forma recursiva:</text:span></text:p>
      <text:p text:style-name="P6">       <text:span text:style-name="T1">Para mover n discos, primero se mueven n-1 discos a un soporte auxiliar,</text:span></text:p>
      <text:p text:style-name="P6">       <text:span text:style-name="T1">luego se mueve el disco más grande, y finalmente se mueven los n-1 discos al destino.</text:span></text:p>
      <text:p text:style-name="P6">       <text:span text:style-name="T1">Esta estructura se adapta perfectamente a la recursión, ya que cada paso es una versión más pequeña del mismo problema.</text:span></text:p>
      <text:p text:style-name="P6">       <text:span text:style-name="T1">Aunque puede resolverse iterativamente con estructuras más complejas, la recursión ofrece una solución clara y elegante.</text:span></text:p>
      <text:p text:style-name="P6">    <text:span text:style-name="T1">*/</text:span></text:p>
      <text:p text:style-name="P7"/>
      <text:p text:style-name="P2"/>
      <text:p text:style-name="P2">===main.cpp===</text:p>
      <text:p text:style-name="P2"/>
      <text:p text:style-name="P3">#include &lt;iostream&gt;</text:p>
      <text:p text:style-name="P8">#include "Torre.h"</text:p>
      <text:p text:style-name="P9"/>
      <text:p text:style-name="P8">using namespace std;</text:p>
      <text:p text:style-name="P9"/>
      <text:p text:style-name="P8">int main()</text:p>
      <text:p text:style-name="P8">{</text:p>
      <text:p text:style-name="P10">    <text:span text:style-name="T1">Hanoi torre;</text:span></text:p>
      <text:p text:style-name="P10">    <text:span text:style-name="T1">int disco;</text:span></text:p>
      <text:p text:style-name="P9"/>
      <text:p text:style-name="P10">    <text:span text:style-name="T1">do</text:span></text:p>
      <text:p text:style-name="P10">    <text:span text:style-name="T1">{</text:span></text:p>
      <text:p text:style-name="P10">        <text:span text:style-name="T1">cout &lt;&lt; "Ingrese el número de discos: ";</text:span></text:p>
      <text:p text:style-name="P10">        <text:span text:style-name="T1">cin &gt;&gt; disco;</text:span></text:p>
      <text:p text:style-name="P9"/>
      <text:p text:style-name="P10">        <text:span text:style-name="T1">if (disco &gt; 10)</text:span></text:p>
      <text:p text:style-name="P10">        <text:span text:style-name="T1">{</text:span></text:p>
      <text:p text:style-name="P10">            <text:span text:style-name="T1">cout &lt;&lt; "Número de discos demasiado grande, por favor ingrese un número menor o igual a 10." &lt;&lt; endl;</text:span></text:p>
      <text:p text:style-name="P10">        <text:span text:style-name="T1">}</text:span></text:p>
      <text:p text:style-name="P10">        <text:span text:style-name="T1">else</text:span></text:p>
      <text:p text:style-name="P10">        <text:span text:style-name="T1">{</text:span></text:p>
      <text:p text:style-name="P10">            <text:span text:style-name="T1">try</text:span></text:p>
      <text:p text:style-name="P10">            <text:span text:style-name="T1">{</text:span></text:p>
      <text:p text:style-name="P10">                <text:span text:style-name="T1">torre.moverDiscos(disco, 'A', 'C', 'B');</text:span></text:p>
      <text:p text:style-name="P10">            <text:span text:style-name="T1">}</text:span></text:p>
      <text:p text:style-name="P10">            <text:span text:style-name="T1">catch (const std::exception &amp;e)</text:span></text:p>
      <text:p text:style-name="P10">            <text:span text:style-name="T1">{</text:span></text:p>
      <text:p text:style-name="P10">                <text:span text:style-name="T1">std::cerr &lt;&lt; "Error a la hora de movimientos" &lt;&lt; e.what() &lt;&lt; '\n';</text:span></text:p>
      <text:p text:style-name="P10">            <text:span text:style-name="T1">}</text:span></text:p>
      <text:p text:style-name="P10">        <text:span text:style-name="T1">}</text:span></text:p>
      <text:p text:style-name="P10">    <text:span text:style-name="T1">} while (disco &gt; 10);</text:span></text:p>
      <text:p text:style-name="P8">}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20:19:05.979737100</meta:creation-date>
    <dc:date>2025-10-30T20:29:09.219987800</dc:date>
    <meta:editing-duration>PT10M3S</meta:editing-duration>
    <meta:editing-cycles>1</meta:editing-cycles>
    <meta:document-statistic meta:table-count="0" meta:image-count="0" meta:object-count="0" meta:page-count="2" meta:paragraph-count="73" meta:word-count="391" meta:character-count="2549" meta:non-whitespace-character-count="1861"/>
    <meta:generator>LibreOffice/25.2.6.2$Windows_X86_64 LibreOffice_project/729c5bfe710f5eb71ed3bbde9e06a6065e9c6c5d</meta:generator>
  </office:meta>
</office:document-meta>
</file>